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SortComp" table:style-name="ta1">
        <table:shapes>
          <draw:frame draw:z-index="0" draw:style-name="gr1" draw:text-style-name="P1" svg:width="204.59mm" svg:height="108.64mm" svg:x="15.91mm" svg:y="29.48mm">
            <draw:object draw:notify-on-update-of-ranges="bSortComp.A1:bSortComp.A1 bSortComp.B1:bSortComp.L1 bSortComp.A2:bSortComp.A2 bSortComp.B2:bSortComp.L2 bSortComp.A3:bSortComp.A3 bSortComp.B3:bSortComp.L3 bSortComp.A4:bSortComp.A4 bSortComp.B4:bSortComp.L4 bSortComp.A5:bSortComp.A5 bSortComp.B5:bSortComp.L5 bSortComp.A6:bSortComp.A6 bSortComp.B6:bSortComp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N^2</text:p>
          </table:table-cell>
          <table:table-cell table:formula="of:=[.B1] * [.B1]" office:value-type="float" office:value="10000" calcext:value-type="float">
            <text:p>10000</text:p>
          </table:table-cell>
          <table:table-cell table:formula="of:=[.C1] * [.C1]" office:value-type="float" office:value="40000" calcext:value-type="float">
            <text:p>40000</text:p>
          </table:table-cell>
          <table:table-cell table:formula="of:=[.D1] * [.D1]" office:value-type="float" office:value="250000" calcext:value-type="float">
            <text:p>250000</text:p>
          </table:table-cell>
          <table:table-cell table:formula="of:=[.E1] * [.E1]" office:value-type="float" office:value="1000000" calcext:value-type="float">
            <text:p>1000000</text:p>
          </table:table-cell>
          <table:table-cell table:formula="of:=[.F1] * [.F1]" office:value-type="float" office:value="4000000" calcext:value-type="float">
            <text:p>4000000</text:p>
          </table:table-cell>
          <table:table-cell table:formula="of:=[.G1] * [.G1]" office:value-type="float" office:value="25000000" calcext:value-type="float">
            <text:p>25000000</text:p>
          </table:table-cell>
          <table:table-cell table:formula="of:=[.H1] * [.H1]" office:value-type="float" office:value="100000000" calcext:value-type="float">
            <text:p>100000000</text:p>
          </table:table-cell>
          <table:table-cell table:formula="of:=[.I1] * [.I1]" office:value-type="float" office:value="400000000" calcext:value-type="float">
            <text:p>400000000</text:p>
          </table:table-cell>
          <table:table-cell table:formula="of:=[.J1] * [.J1]" office:value-type="float" office:value="2500000000" calcext:value-type="float">
            <text:p>2500000000</text:p>
          </table:table-cell>
          <table:table-cell table:formula="of:=[.K1] * [.K1]" office:value-type="float" office:value="10000000000" calcext:value-type="float">
            <text:p>10000000000</text:p>
          </table:table-cell>
          <table:table-cell table:formula="of:=[.L1] * [.L1]" office:value-type="float" office:value="40000000000" calcext:value-type="float">
            <text:p>40000000000</text:p>
          </table:table-cell>
        </table:table-row>
        <table:table-row table:style-name="ro1">
          <table:table-cell office:value-type="string" calcext:value-type="string">
            <text:p>N*lgN</text:p>
          </table:table-cell>
          <table:table-cell table:formula="of:= [.B1] * LOG([.B1]; 2)" office:value-type="float" office:value="664.385618977473" calcext:value-type="float">
            <text:p>664.385618977473</text:p>
          </table:table-cell>
          <table:table-cell table:formula="of:= [.C1] * LOG([.C1]; 2)" office:value-type="float" office:value="1528.77123795494" calcext:value-type="float">
            <text:p>1528.77123795494</text:p>
          </table:table-cell>
          <table:table-cell table:formula="of:= [.D1] * LOG([.D1]; 2)" office:value-type="float" office:value="4482.89214233104" calcext:value-type="float">
            <text:p>4482.89214233104</text:p>
          </table:table-cell>
          <table:table-cell table:formula="of:= [.E1] * LOG([.E1]; 2)" office:value-type="float" office:value="9965.78428466209" calcext:value-type="float">
            <text:p>9965.78428466209</text:p>
          </table:table-cell>
          <table:table-cell table:formula="of:= [.F1] * LOG([.F1]; 2)" office:value-type="float" office:value="21931.5685693242" calcext:value-type="float">
            <text:p>21931.5685693242</text:p>
          </table:table-cell>
          <table:table-cell table:formula="of:= [.G1] * LOG([.G1]; 2)" office:value-type="float" office:value="61438.5618977473" calcext:value-type="float">
            <text:p>61438.5618977473</text:p>
          </table:table-cell>
          <table:table-cell table:formula="of:= [.H1] * LOG([.H1]; 2)" office:value-type="float" office:value="132877.123795495" calcext:value-type="float">
            <text:p>132877.123795495</text:p>
          </table:table-cell>
          <table:table-cell table:formula="of:= [.I1] * LOG([.I1]; 2)" office:value-type="float" office:value="285754.247590989" calcext:value-type="float">
            <text:p>285754.247590989</text:p>
          </table:table-cell>
          <table:table-cell table:formula="of:= [.J1] * LOG([.J1]; 2)" office:value-type="float" office:value="780482.023721841" calcext:value-type="float">
            <text:p>780482.023721841</text:p>
          </table:table-cell>
          <table:table-cell table:formula="of:= [.K1] * LOG([.K1]; 2)" office:value-type="float" office:value="1660964.04744368" calcext:value-type="float">
            <text:p>1660964.04744368</text:p>
          </table:table-cell>
          <table:table-cell table:formula="of:= [.L1] * LOG([.L1]; 2)" office:value-type="float" office:value="3521928.09488736" calcext:value-type="float">
            <text:p>3521928.09488736</text:p>
          </table:table-cell>
        </table:table-row>
        <table:table-row table:style-name="ro1">
          <table:table-cell office:value-type="string" calcext:value-type="string">
            <text:p>Randomly-Ordered Data Comparisons</text:p>
          </table:table-cell>
          <table:table-cell office:value-type="float" office:value="4950" calcext:value-type="float">
            <text:p>4950</text:p>
          </table:table-cell>
          <table:table-cell office:value-type="float" office:value="19900" calcext:value-type="float">
            <text:p>19900</text:p>
          </table:table-cell>
          <table:table-cell office:value-type="float" office:value="124750" calcext:value-type="float">
            <text:p>1247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  <table:table-row table:style-name="ro1">
          <table:table-cell office:value-type="string" calcext:value-type="string">
            <text:p>Increasing-Ordered Data Comparisons</text:p>
          </table:table-cell>
          <table:table-cell office:value-type="float" office:value="4950" calcext:value-type="float">
            <text:p>4950</text:p>
          </table:table-cell>
          <table:table-cell office:value-type="float" office:value="19900" calcext:value-type="float">
            <text:p>19900</text:p>
          </table:table-cell>
          <table:table-cell office:value-type="float" office:value="124750" calcext:value-type="float">
            <text:p>1247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  <table:table-row table:style-name="ro1">
          <table:table-cell office:value-type="string" calcext:value-type="string">
            <text:p>Decreasing-Ordered Data Comparisons</text:p>
          </table:table-cell>
          <table:table-cell office:value-type="float" office:value="4950" calcext:value-type="float">
            <text:p>4950</text:p>
          </table:table-cell>
          <table:table-cell office:value-type="float" office:value="19900" calcext:value-type="float">
            <text:p>19900</text:p>
          </table:table-cell>
          <table:table-cell office:value-type="float" office:value="124750" calcext:value-type="float">
            <text:p>1247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0:12:56.1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0:16:52.356000000</dc:date>
    <meta:editing-duration>PT7M50S</meta:editing-duration>
    <meta:editing-cycles>3</meta:editing-cycles>
    <meta:generator>LibreOffice/6.1.4.2$Windows_X86_64 LibreOffice_project/9d0f32d1f0b509096fd65e0d4bec26ddd1938fd3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6cm" svg:height="10.865cm" xlink:href=".." xlink:type="simple" chart:class="chart:line" chart:style-name="ch1">
        <chart:legend chart:legend-position="end" svg:x="13.136cm" svg:y="4.137cm" style:legend-expansion="high" chart:style-name="ch2"/>
        <chart:plot-area chart:style-name="ch3" table:cell-range-address="bSortComp.A1:bSortComp.L6" chart:data-source-has-labels="both" svg:x="0.409cm" svg:y="0.217cm" svg:width="12.318cm" svg:height="10.431cm">
          <chartooo:coordinate-region svg:x="2.697cm" svg:y="0.217cm" svg:width="9.891cm" svg:height="8.916cm"/>
          <chart:axis chart:dimension="x" chart:name="primary-x" chart:style-name="ch4" chartooo:axis-type="auto">
            <chartooo:date-scale/>
            <chart:categories table:cell-range-address="bSortComp.B1:bSortComp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SortComp.B2:bSortComp.L2" chart:label-cell-address="bSortComp.A2:bSortComp.A2" chart:class="chart:line">
            <chart:data-point chart:repeated="11"/>
          </chart:series>
          <chart:series chart:style-name="ch7" chart:values-cell-range-address="bSortComp.B3:bSortComp.L3" chart:label-cell-address="bSortComp.A3:bSortComp.A3" chart:class="chart:line">
            <chart:data-point chart:repeated="11"/>
          </chart:series>
          <chart:series chart:style-name="ch8" chart:values-cell-range-address="bSortComp.B4:bSortComp.L4" chart:label-cell-address="bSortComp.A4:bSortComp.A4" chart:class="chart:line">
            <chart:data-point chart:repeated="11"/>
          </chart:series>
          <chart:series chart:style-name="ch9" chart:values-cell-range-address="bSortComp.B5:bSortComp.L5" chart:label-cell-address="bSortComp.A5:bSortComp.A5" chart:class="chart:line">
            <chart:data-point chart:repeated="11"/>
          </chart:series>
          <chart:series chart:style-name="ch10" chart:values-cell-range-address="bSortComp.B6:bSortComp.L6" chart:label-cell-address="bSortComp.A6:bSortComp.A6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bSortComp.B1:bSortComp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N^2</text:p>
                <draw:g>
                  <svg:desc>bSortComp.A2:bSortComp.A2</svg:desc>
                </draw:g>
              </table:table-cell>
              <table:table-cell office:value-type="float" office:value="10000">
                <text:p>10000</text:p>
                <draw:g>
                  <svg:desc>bSortComp.B2:bSortComp.L2</svg:desc>
                </draw:g>
              </table:table-cell>
              <table:table-cell office:value-type="float" office:value="40000">
                <text:p>40000</text:p>
              </table:table-cell>
              <table:table-cell office:value-type="float" office:value="250000">
                <text:p>250000</text:p>
              </table:table-cell>
              <table:table-cell office:value-type="float" office:value="1000000">
                <text:p>1000000</text:p>
              </table:table-cell>
              <table:table-cell office:value-type="float" office:value="4000000">
                <text:p>4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2500000000">
                <text:p>25000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40000000000">
                <text:p>40000000000</text:p>
              </table:table-cell>
            </table:table-row>
            <table:table-row>
              <table:table-cell office:value-type="string">
                <text:p>N*lgN</text:p>
                <draw:g>
                  <svg:desc>bSortComp.A3:bSortComp.A3</svg:desc>
                </draw:g>
              </table:table-cell>
              <table:table-cell office:value-type="float" office:value="664.385618977473">
                <text:p>664.385618977473</text:p>
                <draw:g>
                  <svg:desc>bSortComp.B3:bSortComp.L3</svg:desc>
                </draw:g>
              </table:table-cell>
              <table:table-cell office:value-type="float" office:value="1528.77123795494">
                <text:p>1528.77123795494</text:p>
              </table:table-cell>
              <table:table-cell office:value-type="float" office:value="4482.89214233104">
                <text:p>4482.89214233104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21931.5685693242">
                <text:p>21931.5685693242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285754.247590989">
                <text:p>285754.247590989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3521928.09488736">
                <text:p>3521928.09488736</text:p>
              </table:table-cell>
            </table:table-row>
            <table:table-row>
              <table:table-cell office:value-type="string">
                <text:p>Randomly-Ordered Data Comparisons</text:p>
                <draw:g>
                  <svg:desc>bSortComp.A4:bSortComp.A4</svg:desc>
                </draw:g>
              </table:table-cell>
              <table:table-cell office:value-type="float" office:value="4950">
                <text:p>4950</text:p>
                <draw:g>
                  <svg:desc>bSortComp.B4:bSortComp.L4</svg:desc>
                </draw:g>
              </table:table-cell>
              <table:table-cell office:value-type="float" office:value="19900">
                <text:p>19900</text:p>
              </table:table-cell>
              <table:table-cell office:value-type="float" office:value="124750">
                <text:p>124750</text:p>
              </table:table-cell>
              <table:table-cell office:value-type="float" office:value="499500">
                <text:p>499500</text:p>
              </table:table-cell>
              <table:table-cell office:value-type="float" office:value="1999000">
                <text:p>1999000</text:p>
              </table:table-cell>
              <table:table-cell office:value-type="float" office:value="12497500">
                <text:p>12497500</text:p>
              </table:table-cell>
              <table:table-cell office:value-type="float" office:value="49995000">
                <text:p>49995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  <table:table-row>
              <table:table-cell office:value-type="string">
                <text:p>Increasing-Ordered Data Comparisons</text:p>
                <draw:g>
                  <svg:desc>bSortComp.A5:bSortComp.A5</svg:desc>
                </draw:g>
              </table:table-cell>
              <table:table-cell office:value-type="float" office:value="4950">
                <text:p>4950</text:p>
                <draw:g>
                  <svg:desc>bSortComp.B5:bSortComp.L5</svg:desc>
                </draw:g>
              </table:table-cell>
              <table:table-cell office:value-type="float" office:value="19900">
                <text:p>19900</text:p>
              </table:table-cell>
              <table:table-cell office:value-type="float" office:value="124750">
                <text:p>124750</text:p>
              </table:table-cell>
              <table:table-cell office:value-type="float" office:value="499500">
                <text:p>499500</text:p>
              </table:table-cell>
              <table:table-cell office:value-type="float" office:value="1999000">
                <text:p>1999000</text:p>
              </table:table-cell>
              <table:table-cell office:value-type="float" office:value="12497500">
                <text:p>12497500</text:p>
              </table:table-cell>
              <table:table-cell office:value-type="float" office:value="49995000">
                <text:p>49995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  <table:table-row>
              <table:table-cell office:value-type="string">
                <text:p>Decreasing-Ordered Data Comparisons</text:p>
                <draw:g>
                  <svg:desc>bSortComp.A6:bSortComp.A6</svg:desc>
                </draw:g>
              </table:table-cell>
              <table:table-cell office:value-type="float" office:value="4950">
                <text:p>4950</text:p>
                <draw:g>
                  <svg:desc>bSortComp.B6:bSortComp.L6</svg:desc>
                </draw:g>
              </table:table-cell>
              <table:table-cell office:value-type="float" office:value="19900">
                <text:p>19900</text:p>
              </table:table-cell>
              <table:table-cell office:value-type="float" office:value="124750">
                <text:p>124750</text:p>
              </table:table-cell>
              <table:table-cell office:value-type="float" office:value="499500">
                <text:p>499500</text:p>
              </table:table-cell>
              <table:table-cell office:value-type="float" office:value="1999000">
                <text:p>1999000</text:p>
              </table:table-cell>
              <table:table-cell office:value-type="float" office:value="12497500">
                <text:p>12497500</text:p>
              </table:table-cell>
              <table:table-cell office:value-type="float" office:value="49995000">
                <text:p>49995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